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ccf07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ccf07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background-color="#ffffff" loext:char-shading-value="0" style:font-name-complex="Times New Roman1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 style:font-style-complex="italic" style:font-weight-complex="bold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XVII</text:span></text:p>
      <text:p text:style-name="P2"><text:span text:style-name="T2">Просторный зал заполнялся людьми с гитарами. Александр спокойным шагом вошел и, сев на свободное место. Когда все мечта были заняты, на сцене появился ведущий, который прочитал вступительную речь, представил членов жюри и объявил конкурс открытым. На сцену поднялся первый участник и, взяв гитару, начал петь. </text:span></text:p>
      <text:p text:style-name="P2"><text:span text:style-name="T2">Настя в обтягивающем черном платье и аккуратных туфлях, идеально подходящих к нему, вошла в класс и села рядом с Алиной.</text:span></text:p>
      <text:p text:style-name="P2"><text:span text:style-name="T2">–Привет, – улыбнувшись сказала она.</text:span></text:p>
      <text:p text:style-name="P2"><text:span text:style-name="T2">–О, привет! Да ты красотка сегодня!</text:span></text:p>
      <text:p text:style-name="P2"><text:span text:style-name="T2">–Ха-ха, спасибо, – ответила Настя. </text:span></text:p>
      <text:p text:style-name="P2"><text:span text:style-name="T2">–Ну как дела с французским? </text:span></text:p>
      <text:p text:style-name="P2"><text:span text:style-name="T2">–Да неплохо. Учу понемногу. </text:span></text:p>
      <text:p text:style-name="P2"><text:span text:style-name="T2">–Он несложный на самом деле. А с Сашей как? Никаких новостей?</text:span></text:p>
      <text:p text:style-name="P2"><text:span text:style-name="T2">–Он даже не пишет. Ну и ладно. За, мной между прочим, начал ухаживать очень привлекательный молодой человек. </text:span></text:p>
      <text:p text:style-name="P2"><text:span text:style-name="T2">–Ух ты, а вот это уже интересно. Обязательно расскажешь. </text:span></text:p>
      <text:p text:style-name="P2"><text:span text:style-name="T2">Дальше девушки, смеясь, погрузились в свои разговоры, а Алена за последней партой хищным и холодным взглядом наблюдала за ними. </text:span></text:p>
      <text:p text:style-name="P2"><text:span text:style-name="T2">Павел сидел за столом. Алкоголь уже вызывал у него отвращение. Одиночество съедало. Перед ним стояла бутылка с вином. Он пристально смотрел на нее.</text:span></text:p>
      <text:p text:style-name="P2"><text:span text:style-name="T2">–Вот скажи, почему жизнь так несправедлива? Ты молчишь. Тебе проще в этом плане. Ты не теряешь близких, тебе не надо искать смысл жизни, тебе ничего не надо. А люди метаются, делают выбор, </text:span><text:soft-page-break/><text:span text:style-name="T2">ошибаются, терпят порой боль и утраты. Ну от что ты молчишь? Да ну тебя, – сказал Павел и вышел на пляж, вглядываясь в даль. </text:span></text:p>
      <text:p text:style-name="P2"><text:span text:style-name="T2">Александр поднялся на сцену с гитарой и, поклонившись произнес: «</text:span><text:span text:style-name="T7">L</text:span><text:span text:style-name="T8">'</text:span><text:span text:style-name="T7">amourestbeauetdestructeurenm</text:span><text:span text:style-name="T8">ê</text:span><text:span text:style-name="T7">metemps</text:span><text:span text:style-name="T2">». Перебирая струны, он начал петь. Песня срывалась с его уст и вот в один момент что-то поднялось в душе парня. Песня вырвалась за пределы зала, пронизывая время и пространство и трогая всех. Александр бросил гитару и, попросив прощения, резко выбежал из зала. В этот момент Павел, который стоял на пляже вдруг понял, что какую бы боль не причиняли потери, у него есть жизнь, у него есть те, кто дорог ему, кому он дорог. Он побежал в дом собирать вещи. Даша сев на кровати задумалась о чем-то поднимая глаза в потолок. Разбиваясь в дребезги, выпала из рук Джейн тарелка, которую она мыла. Дмитрий выронил пинцет из рук, поднимая взгляд от микроскопа. </text:span></text:p>
      <text:p text:style-name="P2"><text:span text:style-name="T2">И вот Павел и Александр уже сидели в самолетах, думая уже совсем о другом. Даша ждала мужа, предчувствуя его возвращение. Евгений и Джейн сидели рядом с ней, погруженные в какие-то мысли. Дмитрий в своей лаборатории внимательно изучал тетради и старые записи Даниила Алексеевича. Алина сидела в кафе напротив высокого темноволосого парня и пила кофе, делая милое личико и застенчиво болтая с ним, а Настя следила за Аленой, которая направлялась в лабораторию матери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24:48.280000000</meta:creation-date>
    <dc:date>2022-05-15T20:25:11.692000000</dc:date>
    <meta:editing-duration>PT23S</meta:editing-duration>
    <meta:editing-cycles>1</meta:editing-cycles>
    <meta:document-statistic meta:table-count="0" meta:image-count="0" meta:object-count="0" meta:page-count="2" meta:paragraph-count="16" meta:word-count="415" meta:character-count="2634" meta:non-whitespace-character-count="2222"/>
    <meta:generator>LibreOffice/7.2.2.2$Windows_X86_64 LibreOffice_project/02b2acce88a210515b4a5bb2e46cbfb63fe97d56</meta:generator>
  </office:meta>
</office:document-meta>
</file>